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828">
            <text:p>Lu-828</text:p>
          </table:table-cell>
          <table:table-cell office:value-type="float" office:value="72.517">
            <text:p>72.517</text:p>
          </table:table-cell>
          <table:table-cell office:value-type="float" office:value="-23.967">
            <text:p>-23.967</text:p>
          </table:table-cell>
          <table:table-cell office:value-type="float" office:value="5570.0">
            <text:p>5570.0</text:p>
          </table:table-cell>
          <table:table-cell office:value-type="float" office:value="65.0">
            <text:p>65.0</text:p>
          </table:table-cell>
          <table:table-cell office:value-type="string" office:value="Mya truncata, Macoma calcarea, Serri fees groenlandica, Clinocardium ciliatum">
            <text:p>Mya truncata, Macoma calcarea, Serri fees groenlandic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827">
            <text:p>Lu-827</text:p>
          </table:table-cell>
          <table:table-cell office:value-type="float" office:value="72.517">
            <text:p>72.517</text:p>
          </table:table-cell>
          <table:table-cell office:value-type="float" office:value="-23.967">
            <text:p>-23.967</text:p>
          </table:table-cell>
          <table:table-cell office:value-type="float" office:value="7190.0">
            <text:p>719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, Macoma calcarea, Nicania montagui">
            <text:p>Mya truncata, Hiatella arctica, Macoma calcarea, Nicania montagui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826">
            <text:p>Lu-826</text:p>
          </table:table-cell>
          <table:table-cell office:value-type="float" office:value="72.517">
            <text:p>72.517</text:p>
          </table:table-cell>
          <table:table-cell office:value-type="float" office:value="-23.967">
            <text:p>-23.967</text:p>
          </table:table-cell>
          <table:table-cell office:value-type="float" office:value="8910.0">
            <text:p>891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93">
            <text:p>Lu-793</text:p>
          </table:table-cell>
          <table:table-cell office:value-type="float" office:value="72.883">
            <text:p>72.883</text:p>
          </table:table-cell>
          <table:table-cell office:value-type="float" office:value="-23.417">
            <text:p>-23.417</text:p>
          </table:table-cell>
          <table:table-cell office:value-type="float" office:value="8830.0">
            <text:p>883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586">
            <text:p>Lu-586</text:p>
          </table:table-cell>
          <table:table-cell office:value-type="float" office:value="72.8">
            <text:p>72.8</text:p>
          </table:table-cell>
          <table:table-cell office:value-type="float" office:value="-22.917">
            <text:p>-22.917</text:p>
          </table:table-cell>
          <table:table-cell office:value-type="float" office:value="6470.0">
            <text:p>6470.0</text:p>
          </table:table-cell>
          <table:table-cell office:value-type="float" office:value="70.0">
            <text:p>7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3,Hjort1973,HjortFunder1974">
            <text:p>Hakansson1973,Hjort1973,HjortFunder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829">
            <text:p>Lu-829</text:p>
          </table:table-cell>
          <table:table-cell office:value-type="float" office:value="72.7">
            <text:p>72.7</text:p>
          </table:table-cell>
          <table:table-cell office:value-type="float" office:value="-22.967">
            <text:p>-22.967</text:p>
          </table:table-cell>
          <table:table-cell office:value-type="float" office:value="8250.0">
            <text:p>825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Tridonta borealis">
            <text:p>Mya truncata, Hiatella arctica, Tridonta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Hakansson1974,HjortFunder1974">
            <text:p>Hakansson1974,HjortFunder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830">
            <text:p>Lu-830</text:p>
          </table:table-cell>
          <table:table-cell office:value-type="float" office:value="72.817">
            <text:p>72.817</text:p>
          </table:table-cell>
          <table:table-cell office:value-type="float" office:value="-23.283">
            <text:p>-23.283</text:p>
          </table:table-cell>
          <table:table-cell office:value-type="float" office:value="8270.0">
            <text:p>827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1Iacoma calcarea, Nicania montagui, Mytilus edulis">
            <text:p>Mya truncata, Hiatella arctica, 1Iacoma calcarea, Nicania montagui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Hakansson1974,HjortFunder1974">
            <text:p>Hakansson1974,HjortFunder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68">
            <text:p>Lu-768</text:p>
          </table:table-cell>
          <table:table-cell office:value-type="float" office:value="72.817">
            <text:p>72.817</text:p>
          </table:table-cell>
          <table:table-cell office:value-type="float" office:value="-23.283">
            <text:p>-23.283</text:p>
          </table:table-cell>
          <table:table-cell office:value-type="float" office:value="9030.0">
            <text:p>903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Tridonta borealis, Nicania montagui, Bathyarca glacialis">
            <text:p>Mya truncata, Hiatella arctica, Tridonta borealis, Nicania montagui, Bathyarca glaci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66">
            <text:p>Lu-766</text:p>
          </table:table-cell>
          <table:table-cell office:value-type="float" office:value="72.633">
            <text:p>72.633</text:p>
          </table:table-cell>
          <table:table-cell office:value-type="float" office:value="-22.683">
            <text:p>-22.683</text:p>
          </table:table-cell>
          <table:table-cell office:value-type="float" office:value="8420.0">
            <text:p>8420.0</text:p>
          </table:table-cell>
          <table:table-cell office:value-type="float" office:value="80.0">
            <text:p>80.0</text:p>
          </table:table-cell>
          <table:table-cell office:value-type="string" office:value="Hiatella arctica, Mya truncata, Nicania montagui">
            <text:p>Hiatella arctica, Mya truncata, Nicania montagui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12">
            <text:p>Lu-712</text:p>
          </table:table-cell>
          <table:table-cell office:value-type="float" office:value="72.5">
            <text:p>72.5</text:p>
          </table:table-cell>
          <table:table-cell office:value-type="float" office:value="-23.083">
            <text:p>-23.083</text:p>
          </table:table-cell>
          <table:table-cell office:value-type="float" office:value="9980.0">
            <text:p>9980.0</text:p>
          </table:table-cell>
          <table:table-cell office:value-type="float" office:value="95.0">
            <text:p>9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10">
            <text:p>Lu-710</text:p>
          </table:table-cell>
          <table:table-cell office:value-type="float" office:value="72.933">
            <text:p>72.933</text:p>
          </table:table-cell>
          <table:table-cell office:value-type="float" office:value="-22.667">
            <text:p>-22.667</text:p>
          </table:table-cell>
          <table:table-cell office:value-type="float" office:value="9820.0">
            <text:p>9820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646">
            <text:p>Lu-646</text:p>
          </table:table-cell>
          <table:table-cell office:value-type="float" office:value="72.883">
            <text:p>72.883</text:p>
          </table:table-cell>
          <table:table-cell office:value-type="float" office:value="-23.417">
            <text:p>-23.417</text:p>
          </table:table-cell>
          <table:table-cell office:value-type="float" office:value="9540.0">
            <text:p>9540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1979">
            <text:p>Hakansson1973,Hjort1979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645">
            <text:p>Lu-645</text:p>
          </table:table-cell>
          <table:table-cell office:value-type="float" office:value="72.733">
            <text:p>72.733</text:p>
          </table:table-cell>
          <table:table-cell office:value-type="float" office:value="-23.0">
            <text:p>-23.0</text:p>
          </table:table-cell>
          <table:table-cell office:value-type="float" office:value="9660.0">
            <text:p>966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585">
            <text:p>Lu-585</text:p>
          </table:table-cell>
          <table:table-cell office:value-type="float" office:value="72.8">
            <text:p>72.8</text:p>
          </table:table-cell>
          <table:table-cell office:value-type="float" office:value="-22.917">
            <text:p>-22.917</text:p>
          </table:table-cell>
          <table:table-cell office:value-type="float" office:value="6190.0">
            <text:p>6190.0</text:p>
          </table:table-cell>
          <table:table-cell office:value-type="float" office:value="70.0">
            <text:p>7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3,Hjort1973">
            <text:p>Hakansson1973,Hjort1973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714">
            <text:p>Lu-714</text:p>
          </table:table-cell>
          <table:table-cell office:value-type="float" office:value="72.7">
            <text:p>72.7</text:p>
          </table:table-cell>
          <table:table-cell office:value-type="float" office:value="-22.967">
            <text:p>-22.967</text:p>
          </table:table-cell>
          <table:table-cell office:value-type="float" office:value="9070.0">
            <text:p>907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584">
            <text:p>Lu-584</text:p>
          </table:table-cell>
          <table:table-cell office:value-type="float" office:value="72.8">
            <text:p>72.8</text:p>
          </table:table-cell>
          <table:table-cell office:value-type="float" office:value="-22.917">
            <text:p>-22.917</text:p>
          </table:table-cell>
          <table:table-cell office:value-type="float" office:value="5100.0">
            <text:p>5100.0</text:p>
          </table:table-cell>
          <table:table-cell office:value-type="float" office:value="75.0">
            <text:p>75.0</text:p>
          </table:table-cell>
          <table:table-cell office:value-type="string" office:value="organic material (mainly algae)">
            <text:p>organic material (mainly algae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3,Hjort1973">
            <text:p>Hakansson1973,Hjort1973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533">
            <text:p>Lu-533</text:p>
          </table:table-cell>
          <table:table-cell office:value-type="float" office:value="72.9">
            <text:p>72.9</text:p>
          </table:table-cell>
          <table:table-cell office:value-type="float" office:value="-21.967">
            <text:p>-21.967</text:p>
          </table:table-cell>
          <table:table-cell office:value-type="float" office:value="9610.0">
            <text:p>9610.0</text:p>
          </table:table-cell>
          <table:table-cell office:value-type="float" office:value="95.0">
            <text:p>9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1979">
            <text:p>Hakansson1973,Hjort1979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529">
            <text:p>Lu-529</text:p>
          </table:table-cell>
          <table:table-cell office:value-type="float" office:value="72.517">
            <text:p>72.517</text:p>
          </table:table-cell>
          <table:table-cell office:value-type="float" office:value="-23.967">
            <text:p>-23.967</text:p>
          </table:table-cell>
          <table:table-cell office:value-type="float" office:value="9320.0">
            <text:p>93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Portlandia arctica">
            <text:p>Mya truncata, Hiatella arctica, 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2,Hjort1979">
            <text:p>Hakansson1972,Hjort1979</text:p>
          </table:table-cell>
        </table:table-row>
        <table:table-row>
          <table:table-cell office:value-type="string" office:value="Traill_Oe">
            <text:p>Traill_Oe</text:p>
          </table:table-cell>
          <table:table-cell office:value-type="string" office:value="radiocarbon">
            <text:p>radiocarbon</text:p>
          </table:table-cell>
          <table:table-cell office:value-type="string" office:value="Lu-489">
            <text:p>Lu-489</text:p>
          </table:table-cell>
          <table:table-cell office:value-type="float" office:value="72.517">
            <text:p>72.517</text:p>
          </table:table-cell>
          <table:table-cell office:value-type="float" office:value="-23.967">
            <text:p>-23.967</text:p>
          </table:table-cell>
          <table:table-cell office:value-type="float" office:value="8680.0">
            <text:p>868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000000000000005">
            <text:p>6.6000000000000005</text:p>
          </table:table-cell>
          <table:table-cell office:value-type="float" office:value="6.6000000000000005">
            <text:p>6.6000000000000005</text:p>
          </table:table-cell>
          <table:table-cell office:value-type="string" office:value="Hakansson1972">
            <text:p>Hakansson19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